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officeooo:rsid="00106724" officeooo:paragraph-rsid="00106724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116204" officeooo:paragraph-rsid="00116204"/>
    </style:style>
    <style:style style:name="T1" style:family="text">
      <style:text-properties officeooo:rsid="00106724"/>
    </style:style>
    <style:style style:name="T2" style:family="text">
      <style:text-properties officeooo:rsid="00116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A</text:p>
      <text:p text:style-name="P1">(c). O endereço do primeiro elemento do vetor</text:p>
      <text:p text:style-name="P2">Justificativa: <text:span text:style-name="T1">pois o identificador de um vetor é um ponteiro para o primeiro elemento do vetor, sendo assim um vetor como parâmetro de uma função passa pra ela esse identificador como informação.</text:span></text:p>
      <text:p text:style-name="P2"/>
      <text:p text:style-name="P3">Exercício B</text:p>
      <text:p text:style-name="P3">y = 4</text:p>
      <text:p text:style-name="P3"/>
      <text:p text:style-name="P3">Exercício C</text:p>
      <text:p text:style-name="P3">( V) Após a atribuição pa = &amp;a[0], pa e a possuem valores idênticos, isto é, apontam para o mesmo endereço.</text:p>
      <text:p text:style-name="P3">( V) A atribuição pa = &amp;a[0]; pode ser escrita como pa = a;. <text:s/></text:p>
      <text:p text:style-name="P3">(F ) a[i] pode ser escrito como *(a+i). </text:p>
      <text:p text:style-name="P3"/>
      <text:p text:style-name="P3">Exercício D</text:p>
      <text:p text:style-name="P3">Na linha 4 a instrução *p = x; é uma instrução inválida pois a inicialização do ponteiro está errada, o certo seria *p = &amp;x;</text:p>
      <text:p text:style-name="P3"/>
      <text:p text:style-name="P3">Exercício E</text:p>
      <text:p text:style-name="P3">Ele resulta em 9, <text:span text:style-name="T2">pois a diferença de bytes entre pb e pa é 9*4(tamanho em bytes do tipo float), logo a quantidade de “casas” entre pa e pb é 9.</text:span></text:p>
      <text:p text:style-name="P3"/>
      <text:p text:style-name="P4">Exercício F</text:p>
      <text:p text:style-name="P4">pc1: endereço 1000;</text:p>
      <text:p text:style-name="P4">pc2: endereço 1001;</text:p>
      <text:p text:style-name="P4">pc3: endereço 1005;</text:p>
      <text:p text:style-name="P4">pc4: endereço 100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9:05:35.095000000</meta:creation-date>
    <dc:date>2024-09-27T09:19:44.547000000</dc:date>
    <meta:editing-duration>PT3M43S</meta:editing-duration>
    <meta:editing-cycles>1</meta:editing-cycles>
    <meta:document-statistic meta:table-count="0" meta:image-count="0" meta:object-count="0" meta:page-count="1" meta:paragraph-count="18" meta:word-count="166" meta:character-count="865" meta:non-whitespace-character-count="714"/>
    <meta:generator>LibreOffice/24.2.1.2$Windows_X86_64 LibreOffice_project/db4def46b0453cc22e2d0305797cf981b68ef5ac</meta:generator>
  </office:meta>
</office:document-meta>
</file>